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able-cell-properties fo:background-color="#ffff00"/>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8"/>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3" office:value-type="string" table:number-columns-spanned="3" table:number-rows-spanned="1">
            <text:p>cancelLocation - 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8"/>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8"/>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6" office:value-type="string" table:number-columns-spanned="3" table:number-rows-spanned="1">
            <text:p>insertSubscriberData - 7</text:p>
          </table:table-cell>
          <table:covered-table-cell table:number-columns-repeated="2" table:style-name="ce32"/>
          <table:table-cell table:style-name="ce32"/>
          <table:table-cell table:style-name="ce48"/>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8"/>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8"/>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8"/>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6" office:value-type="string" table:number-columns-spanned="3" table:number-rows-spanned="1">
            <text:p>sendRoutingInfo - 22</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3" office:value-type="string" table:number-columns-spanned="3" table:number-rows-spanned="1">
            <text:p>provideRoamingNumber - 4</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48"/>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8"/>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48"/>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8"/>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8"/>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48"/>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4"/>
        <table:table-column table:style-name="co13" table:default-cell-style-name="ce63"/>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5" office:value-type="string">
            <text:p>ASCICallReference</text:p>
          </table:table-cell>
          <table:table-cell table:style-name="ce64"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table:style-name="ce55"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office:value-type="string">
            <text:p>IMEI</text:p>
          </table:table-cell>
          <table:table-cell table:style-name="ce64"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office:value-type="string">
            <text:p>IMSI</text:p>
          </table:table-cell>
          <table:table-cell table:style-name="ce64"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table:style-name="ce57"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APPrivateExtension</text:p>
          </table:table-cell>
          <table:table-cell table:style-name="Default" office:value-type="string">
            <text:p>special</text:p>
          </table:table-cell>
          <table:table-cell table:number-columns-repeated="5"/>
        </table:table-row>
        <table:table-row table:style-name="ro3">
          <table:table-cell/>
          <table:table-cell table:style-name="ce55"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5"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5"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5"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style-name="ce55"/>
          <table:table-cell table:style-name="Default"/>
          <table:table-cell table:number-columns-repeated="5"/>
        </table:table-row>
        <table:table-row table:style-name="ro3">
          <table:table-cell/>
          <table:table-cell table:style-name="ce55"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table:style-name="ce55"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7"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8"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useValu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8"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5"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8"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8"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8"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8"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5"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8"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7" office:value-type="string">
            <text:p>GroupId</text:p>
          </table:table-cell>
          <table:table-cell table:style-name="ce64"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LongGroupId</text:p>
          </table:table-cell>
          <table:table-cell table:style-name="ce64"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8"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table:style-name="ce55"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5"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8"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5" office:value-type="string">
            <text:p>Needs to add an unittest</text:p>
          </table:table-cell>
          <table:table-cell table:style-name="ce65"/>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RouteingNumber</text:p>
          </table:table-cell>
          <table:table-cell table:style-name="ce64"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5"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table:style-name="ce55"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5"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5"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0"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60"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1"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table:style-name="ce55"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2"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8"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228">
            <text:p>228</text:p>
          </table:table-cell>
          <table:table-cell table:formula="of:=SUM([.E7:.E465])" office:value-type="float" office:value="33">
            <text:p>33</text:p>
          </table:table-cell>
          <table:table-cell table:formula="of:=SUM([.F7:.F465])" office:value-type="float" office:value="175">
            <text:p>175</text:p>
          </table:table-cell>
          <table:table-cell/>
          <table:table-cell table:formula="of:=[.D467]+[.E467]+[.F467]" office:value-type="float" office:value="436">
            <text:p>436</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5" office:value-type="string">
            <text:p>MAPErrorMessageBusySubscriber</text:p>
          </table:table-cell>
        </table:table-row>
        <table:table-row table:style-name="ro3">
          <table:table-cell/>
          <table:table-cell table:style-name="ce55" office:value-type="string">
            <text:p>MAPErrorMessageCUGReject</text:p>
          </table:table-cell>
        </table:table-row>
        <table:table-row table:style-name="ro3">
          <table:table-cell/>
          <table:table-cell table:style-name="ce55" office:value-type="string">
            <text:p>MAPErrorMessageRoamingNotAllowed</text:p>
          </table:table-cell>
        </table:table-row>
        <table:table-row table:style-name="ro3">
          <table:table-cell/>
          <table:table-cell table:style-name="ce55" office:value-type="string">
            <text:p>MAPErrorMessageSsErrorStatus</text:p>
          </table:table-cell>
        </table:table-row>
        <table:table-row table:style-name="ro3">
          <table:table-cell/>
          <table:table-cell table:style-name="ce55" office:value-type="string">
            <text:p>MAPErrorMessageSsIncompatibility</text:p>
          </table:table-cell>
        </table:table-row>
        <table:table-row table:style-name="ro3">
          <table:table-cell/>
          <table:table-cell table:style-name="ce55"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6">06.12.2012</text:date>, <text:time>09:56: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12-06T09:56:31.57</dc:date>
    <meta:editing-duration>PT393H44M48S</meta:editing-duration>
    <meta:editing-cycles>521</meta:editing-cycles>
    <meta:generator>OpenOffice.org/3.0$Win32 OpenOffice.org_project/300m9$Build-9358</meta:generator>
    <meta:document-statistic meta:table-count="3" meta:cell-count="1737" meta:object-count="0"/>
    <meta:user-defined meta:name="Поле 1"/>
    <meta:user-defined meta:name="Поле 2"/>
    <meta:user-defined meta:name="Поле 3"/>
    <meta:user-defined meta:name="Поле 4"/>
  </office:meta>
</office:document-meta>
</file>